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Kitware_CMake_clone_statistics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7"/>
          <table:table-cell office:value-type="string" calcext:value-type="string">
            <text:p>clone count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-147</text:p>
          </table:table-cell>
          <table:table-cell office:value-type="float" office:value="0" calcext:value-type="float">
            <text:p>0</text:p>
          </table:table-cell>
          <table:table-cell table:formula="of:=COUNTIF([.A1:.A641];[.D2])" office:value-type="float" office:value="372" calcext:value-type="float">
            <text:p>3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E2]/[.E$150]" office:value-type="float" office:value="0.58125" calcext:value-type="float">
            <text:p>0.5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([.A2:.A642];[.D3])"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E3]/[.E$150]" office:value-type="float" office:value="0.01875" calcext:value-type="float">
            <text:p>0.0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IF([.A3:.A643];[.D4])" office:value-type="float" office:value="16" calcext:value-type="float">
            <text:p>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E4]/[.E$150]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([.A4:.A644];[.D5])" office:value-type="float" office:value="20" calcext:value-type="float">
            <text:p>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E5]/[.E$150]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([.A5:.A645];[.D6])" office:value-type="float" office:value="14" calcext:value-type="float">
            <text:p>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E6]/[.E$150]" office:value-type="float" office:value="0.021875" calcext:value-type="float">
            <text:p>0.0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UNTIF([.A6:.A646];[.D7])"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E7]/[.E$150]"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IF([.A7:.A647];[.D8])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[.E8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([.A8:.A648];[.D9])" office:value-type="float" office:value="13" calcext:value-type="float">
            <text:p>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E9]/[.E$150]" office:value-type="float" office:value="0.0203125" calcext:value-type="float">
            <text:p>0.02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([.A9:.A649];[.D10])" office:value-type="float" office:value="39" calcext:value-type="float">
            <text:p>3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E10]/[.E$150]" office:value-type="float" office:value="0.0609375" calcext:value-type="float">
            <text:p>0.060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([.A10:.A650];[.D11])" office:value-type="float" office:value="23" calcext:value-type="float">
            <text:p>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E11]/[.E$150]" office:value-type="float" office:value="0.0359375" calcext:value-type="float">
            <text:p>0.035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UNTIF([.A11:.A651];[.D12])"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E12]/[.E$150]"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UNTIF([.A12:.A652];[.D13])"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E13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UNTIF([.A13:.A653];[.D14])" office:value-type="float" office:value="0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E14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UNTIF([.A14:.A654];[.D15])" office:value-type="float" office:value="4" calcext:value-type="float">
            <text:p>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E15]/[.E$150]" office:value-type="float" office:value="0.00625" calcext:value-type="float">
            <text:p>0.0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UNTIF([.A15:.A655];[.D16])" office:value-type="float" office:value="8" calcext:value-type="float">
            <text:p>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E16]/[.E$150]"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UNTIF([.A16:.A656];[.D17])"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E17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UNTIF([.A17:.A657];[.D18])"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E18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UNTIF([.A18:.A658];[.D19])" office:value-type="float" office:value="3" calcext:value-type="float">
            <text:p>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E19]/[.E$150]" office:value-type="float" office:value="0.0046875" calcext:value-type="float">
            <text:p>0.00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UNTIF([.A19:.A659];[.D20])" office:value-type="float" office:value="0" calcext:value-type="float">
            <text:p>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E20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UNTIF([.A20:.A660];[.D21])" office:value-type="float" office:value="0" calcext:value-type="float">
            <text:p>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.E21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UNTIF([.A21:.A661];[.D22])"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E22]/[.E$150]" office:value-type="float" office:value="0.00625" calcext:value-type="float">
            <text:p>0.0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UNTIF([.A22:.A662];[.D23])" office:value-type="float" office:value="0" calcext:value-type="float">
            <text:p>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E23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UNTIF([.A23:.A663];[.D24])" office:value-type="float" office:value="0" calcext:value-type="float">
            <text:p>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E24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UNTIF([.A24:.A664];[.D25])" office:value-type="float" office:value="0" calcext:value-type="float">
            <text:p>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.E25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UNTIF([.A25:.A665];[.D26])" office:value-type="float" office:value="4" calcext:value-type="float">
            <text:p>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E26]/[.E$150]" office:value-type="float" office:value="0.00625" calcext:value-type="float">
            <text:p>0.0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COUNTIF([.A26:.A666];[.D27])" office:value-type="float" office:value="0" calcext:value-type="float">
            <text:p>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E27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UNTIF([.A27:.A667];[.D28])" office:value-type="float" office:value="8" calcext:value-type="float">
            <text:p>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[.E28]/[.E$150]"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UNTIF([.A28:.A668];[.D29])" office:value-type="float" office:value="0" calcext:value-type="float">
            <text:p>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[.E29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UNTIF([.A29:.A669];[.D30])" office:value-type="float" office:value="0" calcext:value-type="float">
            <text:p>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E30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UNTIF([.A30:.A670];[.D31])" office:value-type="float" office:value="0" calcext:value-type="float">
            <text:p>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[.E31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UNTIF([.A31:.A671];[.D32])"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E32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UNTIF([.A32:.A672];[.D33])"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[.E33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UNTIF([.A33:.A673];[.D34])" office:value-type="float" office:value="0" calcext:value-type="float">
            <text:p>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E34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UNTIF([.A34:.A674];[.D35])" office:value-type="float" office:value="0" calcext:value-type="float">
            <text:p>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[.E35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UNTIF([.A35:.A675];[.D36])"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E36]/[.E$150]" office:value-type="float" office:value="0.009375" calcext:value-type="float">
            <text:p>0.00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UNTIF([.A36:.A676];[.D37])" office:value-type="float" office:value="6" calcext:value-type="float">
            <text:p>6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[.E37]/[.E$150]" office:value-type="float" office:value="0.009375" calcext:value-type="float">
            <text:p>0.00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UNTIF([.A37:.A677];[.D38])" office:value-type="float" office:value="0" calcext:value-type="float">
            <text:p>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[.E38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UNTIF([.A38:.A678];[.D39])"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[.E39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UNTIF([.A39:.A679];[.D40])" office:value-type="float" office:value="0" calcext:value-type="float">
            <text:p>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E40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COUNTIF([.A40:.A680];[.D41])" office:value-type="float" office:value="0" calcext:value-type="float">
            <text:p>0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[.E41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COUNTIF([.A41:.A681];[.D42])" office:value-type="float" office:value="0" calcext:value-type="float">
            <text:p>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E42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UNTIF([.A42:.A682];[.D43])" office:value-type="float" office:value="0" calcext:value-type="float">
            <text:p>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[.E43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COUNTIF([.A43:.A683];[.D44])" office:value-type="float" office:value="0" calcext:value-type="float">
            <text:p>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[.E44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COUNTIF([.A44:.A684];[.D45])" office:value-type="float" office:value="8" calcext:value-type="float">
            <text:p>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[.E45]/[.E$150]"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COUNTIF([.A45:.A685];[.D46])" office:value-type="float" office:value="3" calcext:value-type="float">
            <text:p>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[.E46]/[.E$150]" office:value-type="float" office:value="0.0046875" calcext:value-type="float">
            <text:p>0.00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UNTIF([.A46:.A686];[.D47])" office:value-type="float" office:value="0" calcext:value-type="float">
            <text:p>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E47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COUNTIF([.A47:.A687];[.D48])" office:value-type="float" office:value="0" calcext:value-type="float">
            <text:p>0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[.E48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UNTIF([.A48:.A688];[.D49])" office:value-type="float" office:value="0" calcext:value-type="float">
            <text:p>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[.E49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COUNTIF([.A49:.A689];[.D50])" office:value-type="float" office:value="0" calcext:value-type="float">
            <text:p>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[.E50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UNTIF([.A50:.A690];[.D51])" office:value-type="float" office:value="0" calcext:value-type="float">
            <text:p>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[.E51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COUNTIF([.A51:.A691];[.D52])" office:value-type="float" office:value="0" calcext:value-type="float">
            <text:p>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E52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UNTIF([.A52:.A692];[.D53])" office:value-type="float" office:value="0" calcext:value-type="float">
            <text:p>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[.E53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UNTIF([.A53:.A693];[.D54])" office:value-type="float" office:value="0" calcext:value-type="float">
            <text:p>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[.E54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UNTIF([.A54:.A694];[.D55])" office:value-type="float" office:value="0" calcext:value-type="float">
            <text:p>0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[.E55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UNTIF([.A55:.A695];[.D56])" office:value-type="float" office:value="0" calcext:value-type="float">
            <text:p>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[.E56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UNTIF([.A56:.A696];[.D57])" office:value-type="float" office:value="0" calcext:value-type="float">
            <text:p>0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E57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UNTIF([.A57:.A697];[.D58])" office:value-type="float" office:value="0" calcext:value-type="float">
            <text:p>0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[.E58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UNTIF([.A58:.A698];[.D59])" office:value-type="float" office:value="0" calcext:value-type="float">
            <text:p>0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[.E59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UNTIF([.A59:.A699];[.D60])" office:value-type="float" office:value="0" calcext:value-type="float">
            <text:p>0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[.E60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UNTIF([.A60:.A700];[.D61])" office:value-type="float" office:value="0" calcext:value-type="float">
            <text:p>0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[.E61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UNTIF([.A61:.A701];[.D62])" office:value-type="float" office:value="0" calcext:value-type="float">
            <text:p>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E62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UNTIF([.A62:.A702];[.D63])" office:value-type="float" office:value="0" calcext:value-type="float">
            <text:p>0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[.E63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UNTIF([.A63:.A703];[.D64])" office:value-type="float" office:value="0" calcext:value-type="float">
            <text:p>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[.E64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COUNTIF([.A64:.A704];[.D65])" office:value-type="float" office:value="0" calcext:value-type="float">
            <text:p>0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[.E65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COUNTIF([.A65:.A705];[.D66])" office:value-type="float" office:value="0" calcext:value-type="float">
            <text:p>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[.E66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COUNTIF([.A66:.A706];[.D67])" office:value-type="float" office:value="0" calcext:value-type="float">
            <text:p>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[.E67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COUNTIF([.A67:.A707];[.D68])" office:value-type="float" office:value="10" calcext:value-type="float">
            <text:p>10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[.E68]/[.E$150]"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COUNTIF([.A68:.A708];[.D69])" office:value-type="float" office:value="0" calcext:value-type="float">
            <text:p>0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[.E69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COUNTIF([.A69:.A709];[.D70])" office:value-type="float" office:value="0" calcext:value-type="float">
            <text:p>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[.E70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COUNTIF([.A70:.A710];[.D71])" office:value-type="float" office:value="0" calcext:value-type="float">
            <text:p>0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[.E71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COUNTIF([.A71:.A711];[.D72])" office:value-type="float" office:value="0" calcext:value-type="float">
            <text:p>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[.E72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COUNTIF([.A72:.A712];[.D73])"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formula="of:=[.E73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COUNTIF([.A73:.A713];[.D74])" office:value-type="float" office:value="0" calcext:value-type="float">
            <text:p>0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formula="of:=[.E74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COUNTIF([.A74:.A714];[.D75])" office:value-type="float" office:value="0" calcext:value-type="float">
            <text:p>0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formula="of:=[.E75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COUNTIF([.A75:.A715];[.D76])" office:value-type="float" office:value="0" calcext:value-type="float">
            <text:p>0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formula="of:=[.E76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COUNTIF([.A76:.A716];[.D77])" office:value-type="float" office:value="0" calcext:value-type="float">
            <text:p>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formula="of:=[.E77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COUNTIF([.A77:.A717];[.D78])" office:value-type="float" office:value="0" calcext:value-type="float">
            <text:p>0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formula="of:=[.E78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COUNTIF([.A78:.A718];[.D79])" office:value-type="float" office:value="0" calcext:value-type="float">
            <text:p>0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formula="of:=[.E79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COUNTIF([.A79:.A719];[.D80])" office:value-type="float" office:value="0" calcext:value-type="float">
            <text:p>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formula="of:=[.E80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COUNTIF([.A80:.A720];[.D81])" office:value-type="float" office:value="0" calcext:value-type="float">
            <text:p>0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formula="of:=[.E81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COUNTIF([.A81:.A721];[.D82])" office:value-type="float" office:value="0" calcext:value-type="float">
            <text:p>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[.E82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COUNTIF([.A82:.A722];[.D83])" office:value-type="float" office:value="0" calcext:value-type="float">
            <text:p>0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formula="of:=[.E83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COUNTIF([.A83:.A723];[.D84])" office:value-type="float" office:value="0" calcext:value-type="float">
            <text:p>0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formula="of:=[.E84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COUNTIF([.A84:.A724];[.D85])" office:value-type="float" office:value="2" calcext:value-type="float">
            <text:p>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formula="of:=[.E85]/[.E$150]" office:value-type="float" office:value="0.003125" calcext:value-type="float">
            <text:p>0.0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COUNTIF([.A85:.A725];[.D86])" office:value-type="float" office:value="0" calcext:value-type="float">
            <text:p>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[.E86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COUNTIF([.A86:.A726];[.D87])" office:value-type="float" office:value="0" calcext:value-type="float">
            <text:p>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formula="of:=[.E87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COUNTIF([.A87:.A727];[.D88])" office:value-type="float" office:value="0" calcext:value-type="float">
            <text:p>0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[.E88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COUNTIF([.A88:.A728];[.D89])" office:value-type="float" office:value="0" calcext:value-type="float">
            <text:p>0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formula="of:=[.E89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COUNTIF([.A89:.A729];[.D90])" office:value-type="float" office:value="0" calcext:value-type="float">
            <text:p>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formula="of:=[.E90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COUNTIF([.A90:.A730];[.D91])" office:value-type="float" office:value="0" calcext:value-type="float">
            <text:p>0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formula="of:=[.E91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COUNTIF([.A91:.A731];[.D92])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[.E92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COUNTIF([.A92:.A732];[.D93])" office:value-type="float" office:value="0" calcext:value-type="float">
            <text:p>0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formula="of:=[.E93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COUNTIF([.A93:.A733];[.D94])" office:value-type="float" office:value="3" calcext:value-type="float">
            <text:p>3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formula="of:=[.E94]/[.E$150]" office:value-type="float" office:value="0.0046875" calcext:value-type="float">
            <text:p>0.00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COUNTIF([.A94:.A734];[.D95])" office:value-type="float" office:value="3" calcext:value-type="float">
            <text:p>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E95]/[.E$150]" office:value-type="float" office:value="0.0046875" calcext:value-type="float">
            <text:p>0.00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COUNTIF([.A95:.A735];[.D96])" office:value-type="float" office:value="0" calcext:value-type="float">
            <text:p>0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E96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COUNTIF([.A96:.A736];[.D97])" office:value-type="float" office:value="6" calcext:value-type="float">
            <text:p>6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E97]/[.E$150]" office:value-type="float" office:value="0.009375" calcext:value-type="float">
            <text:p>0.00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COUNTIF([.A97:.A737];[.D98])" office:value-type="float" office:value="0" calcext:value-type="float">
            <text:p>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[.E98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COUNTIF([.A98:.A738];[.D99])" office:value-type="float" office:value="0" calcext:value-type="float">
            <text:p>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E99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COUNTIF([.A99:.A739];[.D100])" office:value-type="float" office:value="0" calcext:value-type="float">
            <text:p>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E100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COUNTIF([.A100:.A740];[.D101])" office:value-type="float" office:value="0" calcext:value-type="float">
            <text:p>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[.E101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COUNTIF([.A101:.A741];[.D102])"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E102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COUNTIF([.A102:.A742];[.D103])" office:value-type="float" office:value="8" calcext:value-type="float">
            <text:p>8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formula="of:=[.E103]/[.E$150]"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COUNTIF([.A103:.A743];[.D104])" office:value-type="float" office:value="0" calcext:value-type="float">
            <text:p>0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formula="of:=[.E104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COUNTIF([.A104:.A744];[.D105])" office:value-type="float" office:value="0" calcext:value-type="float">
            <text:p>0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formula="of:=[.E105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COUNTIF([.A105:.A745];[.D106])" office:value-type="float" office:value="0" calcext:value-type="float">
            <text:p>0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table:formula="of:=[.E106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COUNTIF([.A106:.A746];[.D107])" office:value-type="float" office:value="0" calcext:value-type="float">
            <text:p>0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formula="of:=[.E107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COUNTIF([.A107:.A747];[.D108])" office:value-type="float" office:value="0" calcext:value-type="float">
            <text:p>0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formula="of:=[.E108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COUNTIF([.A108:.A748];[.D109])" office:value-type="float" office:value="0" calcext:value-type="float">
            <text:p>0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table:formula="of:=[.E109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COUNTIF([.A109:.A749];[.D110])" office:value-type="float" office:value="0" calcext:value-type="float">
            <text:p>0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formula="of:=[.E110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COUNTIF([.A110:.A750];[.D111])" office:value-type="float" office:value="0" calcext:value-type="float">
            <text:p>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formula="of:=[.E111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COUNTIF([.A111:.A751];[.D112])" office:value-type="float" office:value="0" calcext:value-type="float">
            <text:p>0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formula="of:=[.E112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COUNTIF([.A112:.A752];[.D113])" office:value-type="float" office:value="0" calcext:value-type="float">
            <text:p>0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formula="of:=[.E113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COUNTIF([.A113:.A753];[.D114])" office:value-type="float" office:value="0" calcext:value-type="float">
            <text:p>0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formula="of:=[.E114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COUNTIF([.A114:.A754];[.D115])" office:value-type="float" office:value="0" calcext:value-type="float">
            <text:p>0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table:formula="of:=[.E115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COUNTIF([.A115:.A755];[.D116])" office:value-type="float" office:value="0" calcext:value-type="float">
            <text:p>0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formula="of:=[.E116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COUNTIF([.A116:.A756];[.D117])" office:value-type="float" office:value="0" calcext:value-type="float">
            <text:p>0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table:formula="of:=[.E117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COUNTIF([.A117:.A757];[.D118])" office:value-type="float" office:value="0" calcext:value-type="float">
            <text:p>0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formula="of:=[.E118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COUNTIF([.A118:.A758];[.D119])" office:value-type="float" office:value="0" calcext:value-type="float">
            <text:p>0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formula="of:=[.E119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COUNTIF([.A119:.A759];[.D120])" office:value-type="float" office:value="0" calcext:value-type="float">
            <text:p>0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table:formula="of:=[.E120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COUNTIF([.A120:.A760];[.D121])" office:value-type="float" office:value="0" calcext:value-type="float">
            <text:p>0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table:formula="of:=[.E121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COUNTIF([.A121:.A761];[.D122])" office:value-type="float" office:value="0" calcext:value-type="float">
            <text:p>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[.E122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COUNTIF([.A122:.A762];[.D123])" office:value-type="float" office:value="0" calcext:value-type="float">
            <text:p>0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table:formula="of:=[.E123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COUNTIF([.A123:.A763];[.D124])" office:value-type="float" office:value="0" calcext:value-type="float">
            <text:p>0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table:formula="of:=[.E124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COUNTIF([.A124:.A764];[.D125])" office:value-type="float" office:value="0" calcext:value-type="float">
            <text:p>0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formula="of:=[.E125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COUNTIF([.A125:.A765];[.D126])" office:value-type="float" office:value="0" calcext:value-type="float">
            <text:p>0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table:formula="of:=[.E126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COUNTIF([.A126:.A766];[.D127])" office:value-type="float" office:value="0" calcext:value-type="float">
            <text:p>0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table:formula="of:=[.E127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COUNTIF([.A127:.A767];[.D128])" office:value-type="float" office:value="0" calcext:value-type="float">
            <text:p>0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table:formula="of:=[.E128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COUNTIF([.A128:.A768];[.D129])" office:value-type="float" office:value="0" calcext:value-type="float">
            <text:p>0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table:formula="of:=[.E129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COUNTIF([.A129:.A769];[.D130])" office:value-type="float" office:value="3" calcext:value-type="float">
            <text:p>3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[.E130]/[.E$150]" office:value-type="float" office:value="0.0046875" calcext:value-type="float">
            <text:p>0.00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COUNTIF([.A130:.A770];[.D131])" office:value-type="float" office:value="0" calcext:value-type="float">
            <text:p>0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formula="of:=[.E131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COUNTIF([.A131:.A771];[.D132])" office:value-type="float" office:value="0" calcext:value-type="float">
            <text:p>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formula="of:=[.E132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COUNTIF([.A132:.A772];[.D133])" office:value-type="float" office:value="0" calcext:value-type="float">
            <text:p>0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formula="of:=[.E133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.A133:.A773];[.D134])" office:value-type="float" office:value="0" calcext:value-type="float">
            <text:p>0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table:formula="of:=[.E134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COUNTIF([.A134:.A774];[.D135])" office:value-type="float" office:value="0" calcext:value-type="float">
            <text:p>0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table:formula="of:=[.E135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COUNTIF([.A135:.A775];[.D136])" office:value-type="float" office:value="0" calcext:value-type="float">
            <text:p>0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table:formula="of:=[.E136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COUNTIF([.A136:.A776];[.D137])" office:value-type="float" office:value="0" calcext:value-type="float">
            <text:p>0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table:formula="of:=[.E137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COUNTIF([.A137:.A777];[.D138])" office:value-type="float" office:value="0" calcext:value-type="float">
            <text:p>0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table:formula="of:=[.E138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COUNTIF([.A138:.A778];[.D139])" office:value-type="float" office:value="0" calcext:value-type="float">
            <text:p>0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table:formula="of:=[.E139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COUNTIF([.A139:.A779];[.D140])" office:value-type="float" office:value="0" calcext:value-type="float">
            <text:p>0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table:formula="of:=[.E140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COUNTIF([.A140:.A780];[.D141])" office:value-type="float" office:value="0" calcext:value-type="float">
            <text:p>0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table:formula="of:=[.E141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COUNTIF([.A141:.A781];[.D142])"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formula="of:=[.E142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COUNTIF([.A142:.A782];[.D143])" office:value-type="float" office:value="0" calcext:value-type="float">
            <text:p>0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table:formula="of:=[.E143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COUNTIF([.A143:.A783];[.D144])" office:value-type="float" office:value="0" calcext:value-type="float">
            <text:p>0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table:formula="of:=[.E144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COUNTIF([.A144:.A784];[.D145])" office:value-type="float" office:value="0" calcext:value-type="float">
            <text:p>0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table:formula="of:=[.E145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COUNTIF([.A145:.A785];[.D146])" office:value-type="float" office:value="0" calcext:value-type="float">
            <text:p>0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table:formula="of:=[.E146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COUNTIF([.A146:.A786];[.D147])" office:value-type="float" office:value="0" calcext:value-type="float">
            <text:p>0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table:formula="of:=[.E147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COUNTIF([.A147:.A787];[.D148])" office:value-type="float" office:value="0" calcext:value-type="float">
            <text:p>0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table:formula="of:=[.E148]/[.E$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COUNTIF([.A148:.A788];[.D149])" office:value-type="float" office:value="4" calcext:value-type="float">
            <text:p>4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table:formula="of:=[.E149]/[.E$150]" office:value-type="float" office:value="0.00625" calcext:value-type="float">
            <text:p>0.0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formula="of:=SUM([.E2:.E149])" office:value-type="float" office:value="640" calcext:value-type="float">
            <text:p>640</text:p>
          </table:table-cell>
          <table:table-cell table:number-columns-repeated="4"/>
          <table:table-cell table:formula="of:=SUM([.J2:.J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Kitware_CMake_clone_statistics.A1:Kitware_CMake_clone_statistics.A64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6T13:33:43.759501731</dc:date>
    <meta:editing-duration>PT11M</meta:editing-duration>
    <meta:editing-cycles>1</meta:editing-cycles>
    <meta:document-statistic meta:table-count="1" meta:cell-count="1238" meta:object-count="0"/>
    <meta:generator>LibreOffice/5.0.3.2$Linux_X86_64 LibreOffice_project/00m0$Build-2</meta:generator>
  </office:meta>
</office:document-meta>
</file>